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ucida Sans1" svg:font-family="'Lucida Sans'" style:font-family-generic="swiss"/>
    <style:font-face style:name="Chess Alpha 2" svg:font-family="'Chess Alpha 2'"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1"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3.288cm" style:rel-column-width="8191*"/>
    </style:style>
    <style:style style:name="Tabelle1.H" style:family="table-column">
      <style:table-column-properties style:column-width="3.29cm" style:rel-column-width="8198*"/>
    </style:style>
    <style:style style:name="Tabelle1.1" style:family="table-row">
      <style:table-row-properties fo:background-color="transparent" fo:keep-together="auto">
        <style:background-image/>
      </style:table-row-properties>
    </style:style>
    <style:style style:name="Tabelle1.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1.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5"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5.A" style:family="table-column">
      <style:table-column-properties style:column-width="3.288cm" style:rel-column-width="8191*"/>
    </style:style>
    <style:style style:name="Tabelle5.H" style:family="table-column">
      <style:table-column-properties style:column-width="3.29cm" style:rel-column-width="8198*"/>
    </style:style>
    <style:style style:name="Tabelle5.1" style:family="table-row">
      <style:table-row-properties fo:background-color="transparent" fo:keep-together="auto">
        <style:background-image/>
      </style:table-row-properties>
    </style:style>
    <style:style style:name="Tabelle5.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5.2" style:family="table-row">
      <style:table-row-properties style:min-row-height="0.57cm" fo:background-color="transparent" fo:keep-together="auto">
        <style:background-image/>
      </style:table-row-properties>
    </style:style>
    <style:style style:name="Tabelle5.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2.A" style:family="table-column">
      <style:table-column-properties style:column-width="3.288cm" style:rel-column-width="8191*"/>
    </style:style>
    <style:style style:name="Tabelle2.B" style:family="table-column">
      <style:table-column-properties style:column-width="3.288cm" style:rel-column-width="8192*"/>
    </style:style>
    <style:style style:name="Tabelle2.H" style:family="table-column">
      <style:table-column-properties style:column-width="3.288cm" style:rel-column-width="8193*"/>
    </style:style>
    <style:style style:name="Tabelle2.1" style:family="table-row">
      <style:table-row-properties fo:background-color="transparent" fo:keep-together="auto">
        <style:background-image/>
      </style:table-row-properties>
    </style:style>
    <style:style style:name="Tabelle2.A1" style:family="table-cell">
      <style:table-cell-properties fo:background-color="transparent" fo:padding="0cm" fo:border="none">
        <style:background-image/>
      </style:table-cell-properties>
    </style:style>
    <style:style style:name="Tabelle2.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2.C1" style:family="table-cell">
      <style:table-cell-properties fo:padding="0cm" fo:border="none"/>
    </style:style>
    <style:style style:name="Tabelle2.E1" style:family="table-cell">
      <style:table-cell-properties fo:padding="0cm" fo:border="none"/>
    </style:style>
    <style:style style:name="Tabelle2.F1" style:family="table-cell">
      <style:table-cell-properties style:vertical-align="" fo:background-color="#deeaf6" fo:padding="0cm" fo:border-left="0.35pt solid #9cc2e5" fo:border-right="none" fo:border-top="0.25pt solid #9cc2e5" fo:border-bottom="0.35pt solid #9cc2e5" style:writing-mode="page">
        <style:background-image/>
      </style:table-cell-properties>
    </style:style>
    <style:style style:name="Tabelle2.G1" style:family="table-cell">
      <style:table-cell-properties style:vertical-align="" fo:background-color="transparent" fo:padding="0cm" fo:border="none" style:writing-mode="page">
        <style:background-image/>
      </style:table-cell-properties>
    </style:style>
    <style:style style:name="Tabelle2.2" style:family="table-row">
      <style:table-row-properties style:min-row-height="0.575cm" fo:background-color="transparent" fo:keep-together="auto">
        <style:background-image/>
      </style:table-row-properties>
    </style:style>
    <style:style style:name="Tabelle2.A2" style:family="table-cell">
      <style:table-cell-properties fo:padding="0cm" fo:border="none"/>
    </style:style>
    <style:style style:name="Tabelle2.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C2" style:family="table-cell">
      <style:table-cell-properties fo:padding="0cm" fo:border="none"/>
    </style:style>
    <style:style style:name="Tabelle2.E2" style:family="table-cell">
      <style:table-cell-properties fo:padding="0cm" fo:border="none"/>
    </style:style>
    <style:style style:name="Tabelle2.F2" style:family="table-cell">
      <style:table-cell-properties style:vertical-align="" fo:background-color="#deeaf6" fo:padding="0cm" fo:border-left="0.35pt solid #9cc2e5" fo:border-right="none" fo:border-top="none" fo:border-bottom="0.35pt solid #9cc2e5" style:writing-mode="page">
        <style:background-image/>
      </style:table-cell-properties>
    </style:style>
    <style:style style:name="Tabelle3"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3.A" style:family="table-column">
      <style:table-column-properties style:column-width="3.288cm" style:rel-column-width="8191*"/>
    </style:style>
    <style:style style:name="Tabelle3.H" style:family="table-column">
      <style:table-column-properties style:column-width="3.29cm" style:rel-column-width="8198*"/>
    </style:style>
    <style:style style:name="Tabelle3.1" style:family="table-row">
      <style:table-row-properties fo:background-color="transparent" fo:keep-together="auto">
        <style:background-image/>
      </style:table-row-properties>
    </style:style>
    <style:style style:name="Tabelle3.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3.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6"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6.A" style:family="table-column">
      <style:table-column-properties style:column-width="3.286cm" style:rel-column-width="8188*"/>
    </style:style>
    <style:style style:name="Tabelle6.B" style:family="table-column">
      <style:table-column-properties style:column-width="3.288cm" style:rel-column-width="8192*"/>
    </style:style>
    <style:style style:name="Tabelle6.H" style:family="table-column">
      <style:table-column-properties style:column-width="3.29cm" style:rel-column-width="8199*"/>
    </style:style>
    <style:style style:name="Tabelle6.1" style:family="table-row">
      <style:table-row-properties fo:background-color="transparent" fo:keep-together="auto">
        <style:background-image/>
      </style:table-row-properties>
    </style:style>
    <style:style style:name="Tabelle6.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6.A2" style:family="table-cell">
      <style:table-cell-properties style:vertical-align="" fo:background-color="transparent" fo:padding="0cm" fo:border="none" style:writing-mode="page">
        <style:background-image/>
      </style:table-cell-properties>
    </style:style>
    <style:style style:name="Tabelle6.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Tabelle7"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7.A" style:family="table-column">
      <style:table-column-properties style:column-width="3.288cm" style:rel-column-width="8191*"/>
    </style:style>
    <style:style style:name="Tabelle7.B" style:family="table-column">
      <style:table-column-properties style:column-width="3.288cm" style:rel-column-width="8192*"/>
    </style:style>
    <style:style style:name="Tabelle7.1" style:family="table-row">
      <style:table-row-properties fo:background-color="transparent" fo:keep-together="auto">
        <style:background-image/>
      </style:table-row-properties>
    </style:style>
    <style:style style:name="Tabelle7.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7.A2" style:family="table-cell">
      <style:table-cell-properties style:vertical-align="" fo:background-color="transparent" fo:padding="0cm" fo:border="none" style:writing-mode="page">
        <style:background-image/>
      </style:table-cell-properties>
    </style:style>
    <style:style style:name="Tabelle7.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P1" style:family="paragraph" style:parent-style-name="Header">
      <style:text-properties officeooo:rsid="0020dab9" officeooo:paragraph-rsid="0020dab9"/>
    </style:style>
    <style:style style:name="P2" style:family="paragraph" style:parent-style-name="Standard">
      <style:paragraph-properties fo:text-align="start" style:justify-single-word="false"/>
      <style:text-properties style:font-name="DejaVu Serif1" fo:font-size="12pt" officeooo:rsid="001afdad" officeooo:paragraph-rsid="0031ecf3" style:font-size-asian="12pt" style:font-size-complex="12pt"/>
    </style:style>
    <style:style style:name="P3" style:family="paragraph" style:parent-style-name="Standard">
      <style:paragraph-properties fo:text-align="start" style:justify-single-word="false"/>
      <style:text-properties style:font-name="DejaVu Serif1" fo:font-size="12pt" officeooo:paragraph-rsid="0036608d" style:font-size-asian="12pt" style:font-size-complex="12pt"/>
    </style:style>
    <style:style style:name="P4" style:family="paragraph" style:parent-style-name="Standard">
      <style:paragraph-properties fo:text-align="start" style:justify-single-word="false"/>
      <style:text-properties style:font-name="DejaVu Serif1" fo:font-size="12pt" officeooo:paragraph-rsid="003abf21" style:font-size-asian="12pt" style:font-size-complex="12pt"/>
    </style:style>
    <style:style style:name="P5" style:family="paragraph" style:parent-style-name="Standard">
      <style:paragraph-properties fo:text-align="start" style:justify-single-word="false"/>
      <style:text-properties style:font-name="DejaVu Serif1" fo:font-size="12pt" officeooo:paragraph-rsid="003c9ccd" style:font-size-asian="12pt" style:font-size-complex="12pt"/>
    </style:style>
    <style:style style:name="P6" style:family="paragraph" style:parent-style-name="Standard">
      <style:paragraph-properties fo:text-align="start" style:justify-single-word="false"/>
      <style:text-properties fo:color="#000000" style:font-name="DejaVu Serif1" fo:font-size="12pt" style:font-size-asian="12pt" style:font-size-complex="12pt"/>
    </style:style>
    <style:style style:name="P7" style:family="paragraph" style:parent-style-name="Standard">
      <style:paragraph-properties fo:text-align="start" style:justify-single-word="false"/>
      <style:text-properties fo:color="#000000" style:font-name="DejaVu Serif1" fo:font-size="12pt" officeooo:rsid="001afdad" officeooo:paragraph-rsid="001afdad" style:font-size-asian="12pt" style:font-size-complex="12pt"/>
    </style:style>
    <style:style style:name="P8" style:family="paragraph" style:parent-style-name="Standard">
      <style:paragraph-properties fo:text-align="start" style:justify-single-word="false"/>
      <style:text-properties fo:color="#000000" style:font-name="DejaVu Serif1" fo:font-size="12pt" officeooo:rsid="001afdad" officeooo:paragraph-rsid="003abf21" style:font-size-asian="12pt" style:font-size-complex="12pt"/>
    </style:style>
    <style:style style:name="P9" style:family="paragraph" style:parent-style-name="Standard">
      <style:paragraph-properties fo:text-align="start" style:justify-single-word="false"/>
      <style:text-properties fo:color="#000000" style:font-name="DejaVu Serif1" fo:font-size="12pt" officeooo:rsid="003abf21" officeooo:paragraph-rsid="003abf21" style:font-size-asian="12pt" style:font-size-complex="12pt"/>
    </style:style>
    <style:style style:name="P10" style:family="paragraph" style:parent-style-name="Standard">
      <style:text-properties officeooo:paragraph-rsid="0036608d"/>
    </style:style>
    <style:style style:name="P11" style:family="paragraph" style:parent-style-name="Standard">
      <style:paragraph-properties fo:text-align="start" style:justify-single-word="false"/>
      <style:text-properties style:font-name="Chess Alpha 2" fo:font-size="12pt" officeooo:paragraph-rsid="0036608d" style:font-size-asian="12pt" style:font-size-complex="12pt"/>
    </style:style>
    <style:style style:name="P12" style:family="paragraph" style:parent-style-name="Standard">
      <style:paragraph-properties fo:text-align="start" style:justify-single-word="false"/>
      <style:text-properties officeooo:paragraph-rsid="0036608d"/>
    </style:style>
    <style:style style:name="P13" style:family="paragraph" style:parent-style-name="Table_20_Contents">
      <style:text-properties officeooo:rsid="001a596e" officeooo:paragraph-rsid="001a596e"/>
    </style:style>
    <style:style style:name="P14" style:family="paragraph" style:parent-style-name="Table_20_Contents">
      <style:text-properties officeooo:rsid="001afdad" officeooo:paragraph-rsid="001afdad"/>
    </style:style>
    <style:style style:name="P15" style:family="paragraph" style:parent-style-name="Table_20_Contents">
      <style:text-properties style:font-name="DejaVu Serif1" fo:font-size="12pt" officeooo:paragraph-rsid="0023c659" style:font-size-asian="12pt" style:font-size-complex="12pt"/>
    </style:style>
    <style:style style:name="P16" style:family="paragraph" style:parent-style-name="Table_20_Contents">
      <style:text-properties style:font-name="DejaVu Serif1" fo:font-size="12pt" officeooo:rsid="001a596e" officeooo:paragraph-rsid="0023c659" style:font-size-asian="10.5pt" style:font-size-complex="12pt"/>
    </style:style>
    <style:style style:name="P17" style:family="paragraph" style:parent-style-name="Table_20_Contents">
      <style:text-properties style:font-name="DejaVu Serif1" fo:font-size="12pt" officeooo:rsid="001a596e" officeooo:paragraph-rsid="002a3cf9" style:font-size-asian="10.5pt" style:font-size-complex="12pt"/>
    </style:style>
    <style:style style:name="P18" style:family="paragraph" style:parent-style-name="Table_20_Contents">
      <style:text-properties officeooo:paragraph-rsid="0023c659"/>
    </style:style>
    <style:style style:name="P19" style:family="paragraph" style:parent-style-name="Table_20_Contents">
      <style:text-properties officeooo:rsid="001a596e" officeooo:paragraph-rsid="0023c659" style:font-size-asian="10.5pt"/>
    </style:style>
    <style:style style:name="P20" style:family="paragraph" style:parent-style-name="Table_20_Contents">
      <style:text-properties fo:color="#3f3f3f" style:font-name="DejaVu Serif1" fo:font-size="12pt" fo:letter-spacing="0.041cm" officeooo:rsid="0023c659" officeooo:paragraph-rsid="0023c659" style:font-size-asian="12pt" style:font-size-complex="12pt" style:text-scale="104%"/>
    </style:style>
    <style:style style:name="P21" style:family="paragraph" style:parent-style-name="Table_20_Contents">
      <style:text-properties fo:color="#3f3f3f" style:font-name="DejaVu Serif1" fo:font-size="12pt" fo:letter-spacing="0.041cm" officeooo:rsid="002d3d6d" officeooo:paragraph-rsid="002d3d6d" style:font-size-asian="12pt" style:font-size-complex="12pt" style:text-scale="104%"/>
    </style:style>
    <style:style style:name="P22" style:family="paragraph" style:parent-style-name="Table_20_Contents">
      <style:text-properties fo:color="#3f3f3f" style:font-name="DejaVu Serif1" fo:font-size="12pt" fo:letter-spacing="0.039cm" officeooo:rsid="00300292" officeooo:paragraph-rsid="00300292" style:font-size-asian="10.5pt" style:font-size-complex="12pt" style:text-scale="103%"/>
    </style:style>
    <style:style style:name="P23" style:family="paragraph" style:parent-style-name="Table_20_Contents">
      <style:text-properties fo:color="#3f3f3f" style:font-name="DejaVu Serif1" fo:font-size="12pt" fo:letter-spacing="0.039cm" officeooo:rsid="002d3d6d" officeooo:paragraph-rsid="00332cdf" style:font-size-asian="10.5pt" style:font-size-complex="12pt" style:text-scale="103%"/>
    </style:style>
    <style:style style:name="P24" style:family="paragraph" style:parent-style-name="Table_20_Contents">
      <style:text-properties fo:color="#3f3f3f" style:font-name="DejaVu Serif1" fo:font-size="12pt" fo:letter-spacing="0.037cm" officeooo:rsid="0023c659" officeooo:paragraph-rsid="0023c659" style:font-size-asian="10.5pt" style:font-size-complex="12pt" style:text-scale="103%"/>
    </style:style>
    <style:style style:name="P25" style:family="paragraph" style:parent-style-name="Table_20_Contents">
      <style:text-properties fo:color="#3f3f3f" style:font-name="DejaVu Serif1" fo:font-size="12pt" fo:letter-spacing="0.037cm" officeooo:rsid="00300292" officeooo:paragraph-rsid="00300292" style:font-size-asian="10.5pt" style:font-size-complex="12pt" style:text-scale="103%"/>
    </style:style>
    <style:style style:name="P26" style:family="paragraph" style:parent-style-name="Table_20_Contents">
      <style:text-properties fo:color="#3f3f3f" style:font-name="DejaVu Serif1" officeooo:paragraph-rsid="00300292"/>
    </style:style>
    <style:style style:name="P27" style:family="paragraph" style:parent-style-name="Table_20_Contents">
      <style:text-properties fo:color="#3f3f3f" style:font-name="DejaVu Serif1" fo:font-size="11pt" fo:letter-spacing="0.041cm" officeooo:rsid="003c9ccd" officeooo:paragraph-rsid="003c9ccd" style:font-size-asian="11pt" style:font-size-complex="11pt" style:text-scale="104%"/>
    </style:style>
    <style:style style:name="P28" style:family="paragraph" style:parent-style-name="Table_20_Contents">
      <style:text-properties style:font-name="Chess Alpha 2" officeooo:paragraph-rsid="0036608d"/>
    </style:style>
    <style:style style:name="P29" style:family="paragraph" style:parent-style-name="Table_20_Contents">
      <style:paragraph-properties fo:text-align="justify" style:justify-single-word="false"/>
      <style:text-properties style:font-name="Chess Alpha 2" officeooo:rsid="001a596e" officeooo:paragraph-rsid="0036608d" style:font-size-asian="10.5pt"/>
    </style:style>
    <style:style style:name="P30" style:family="paragraph" style:parent-style-name="Table_20_Contents">
      <style:text-properties style:font-name="Chess Alpha 2" officeooo:rsid="001a596e" officeooo:paragraph-rsid="0036608d" style:font-size-asian="10.5pt"/>
    </style:style>
    <style:style style:name="P31" style:family="paragraph" style:parent-style-name="Table_20_Contents">
      <style:text-properties style:font-name="Chess Alpha 2" officeooo:paragraph-rsid="0023c659"/>
    </style:style>
    <style:style style:name="P32" style:family="paragraph" style:parent-style-name="Table_20_Contents">
      <style:text-properties style:font-name="Chess Alpha 2" fo:font-size="12pt" officeooo:paragraph-rsid="0036608d" style:font-size-asian="12pt" style:font-size-complex="12pt"/>
    </style:style>
    <style:style style:name="P33" style:family="paragraph" style:parent-style-name="Table_20_Contents">
      <style:text-properties style:font-name="Chess Alpha 2" fo:font-size="12pt" officeooo:rsid="001a596e" officeooo:paragraph-rsid="0036608d" style:font-size-asian="10.5pt" style:font-size-complex="12pt"/>
    </style:style>
    <style:style style:name="P34"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2pt" style:font-size-complex="12pt"/>
    </style:style>
    <style:style style:name="P35"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2pt" style:font-size-complex="12pt"/>
    </style:style>
    <style:style style:name="P36"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style>
    <style:style style:name="P37"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text-scale="105%"/>
    </style:style>
    <style:style style:name="P38"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0.5pt" style:font-size-complex="12pt" style:text-scale="105%"/>
    </style:style>
    <style:style style:name="P39"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fo:letter-spacing="-0.002cm" officeooo:paragraph-rsid="00198e52" style:font-size-asian="12pt" style:font-size-complex="12pt" style:text-scale="105%"/>
    </style:style>
    <style:style style:name="P40"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0.5pt" style:font-size-complex="12pt" style:text-scale="105%"/>
    </style:style>
    <style:style style:name="P41"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b3c61" officeooo:paragraph-rsid="002b3c61" style:font-size-asian="10.5pt" style:font-size-complex="12pt" style:text-scale="105%"/>
    </style:style>
    <style:style style:name="P42"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2pt" style:font-size-complex="12pt" style:text-scale="105%"/>
    </style:style>
    <style:style style:name="P43"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2pt" style:font-size-complex="12pt"/>
    </style:style>
    <style:style style:name="P44"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0.5pt" style:font-size-complex="12pt" style:text-scale="105%"/>
    </style:style>
    <style:style style:name="P45"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0.5pt" style:font-size-complex="12pt"/>
    </style:style>
    <style:style style:name="P46" style:family="paragraph" style:parent-style-name="Heading_20_2">
      <style:text-properties officeooo:paragraph-rsid="0023c659"/>
    </style:style>
    <style:style style:name="P47" style:family="paragraph" style:parent-style-name="Heading_20_2">
      <style:text-properties officeooo:paragraph-rsid="002d3d6d"/>
    </style:style>
    <style:style style:name="P48" style:family="paragraph" style:parent-style-name="Heading_20_2">
      <style:text-properties officeooo:rsid="003abf21" officeooo:paragraph-rsid="003abf21"/>
    </style:style>
    <style:style style:name="P49" style:family="paragraph" style:parent-style-name="Heading_20_2">
      <style:text-properties officeooo:paragraph-rsid="003abf21"/>
    </style:style>
    <style:style style:name="P50" style:family="paragraph" style:parent-style-name="Heading_20_2">
      <style:text-properties fo:color="#000000" style:font-name="DejaVu Serif1" fo:font-size="12pt" officeooo:rsid="001afdad" style:font-size-asian="12pt" style:font-size-complex="12pt"/>
    </style:style>
    <style:style style:name="P51" style:family="paragraph" style:parent-style-name="Table_20_Contents">
      <style:text-properties fo:color="#3f3f3f" style:font-name="DejaVu Serif1" fo:font-size="12pt" fo:letter-spacing="0.035cm" officeooo:rsid="00300292" officeooo:paragraph-rsid="003debd1" style:font-size-asian="10.5pt" style:font-size-complex="12pt" style:text-scale="103%"/>
    </style:style>
    <style:style style:name="P52" style:family="paragraph" style:parent-style-name="Heading_20_3">
      <style:text-properties officeooo:rsid="0023c659" officeooo:paragraph-rsid="0023c659"/>
    </style:style>
    <style:style style:name="T1" style:family="text">
      <style:text-properties officeooo:rsid="00361650"/>
    </style:style>
    <style:style style:name="T2" style:family="text">
      <style:text-properties officeooo:rsid="00332cdf"/>
    </style:style>
    <style:style style:name="T3" style:family="text">
      <style:text-properties fo:letter-spacing="-0.002cm" style:text-scale="105%"/>
    </style:style>
    <style:style style:name="T4" style:family="text">
      <style:text-properties fo:letter-spacing="-0.002cm" officeooo:rsid="001ece5a" style:text-scale="105%"/>
    </style:style>
    <style:style style:name="T5" style:family="text">
      <style:text-properties fo:letter-spacing="-0.002cm" officeooo:rsid="001a596e" style:text-scale="105%"/>
    </style:style>
    <style:style style:name="T6" style:family="text">
      <style:text-properties fo:letter-spacing="-0.002cm" style:font-name-asian="DejaVu Sans Mono1" style:font-name-complex="DejaVu Sans Mono1"/>
    </style:style>
    <style:style style:name="T7" style:family="text">
      <style:text-properties fo:letter-spacing="-0.002cm" style:font-name-asian="DejaVu Sans Mono1" style:font-name-complex="DejaVu Sans Mono1" style:text-scale="105%"/>
    </style:style>
    <style:style style:name="T8" style:family="text">
      <style:text-properties fo:letter-spacing="-0.002cm" officeooo:rsid="0023c659" style:font-name-asian="DejaVu Sans Mono1" style:font-name-complex="DejaVu Sans Mono1" style:text-scale="105%"/>
    </style:style>
    <style:style style:name="T9" style:family="text">
      <style:text-properties fo:letter-spacing="-0.002cm" officeooo:rsid="002d3d6d" style:font-name-asian="DejaVu Sans Mono1" style:font-name-complex="DejaVu Sans Mono1" style:text-scale="105%"/>
    </style:style>
    <style:style style:name="T10" style:family="text">
      <style:text-properties fo:letter-spacing="-0.012cm" style:text-scale="105%"/>
    </style:style>
    <style:style style:name="T11" style:family="text">
      <style:text-properties fo:letter-spacing="-0.009cm" style:text-scale="105%"/>
    </style:style>
    <style:style style:name="T12" style:family="text">
      <style:text-properties fo:letter-spacing="-0.011cm" style:text-scale="105%"/>
    </style:style>
    <style:style style:name="T13" style:family="text">
      <style:text-properties fo:letter-spacing="-0.007cm" style:text-scale="105%"/>
    </style:style>
    <style:style style:name="T14" style:family="text">
      <style:text-properties style:text-scale="105%"/>
    </style:style>
    <style:style style:name="T15" style:family="text">
      <style:text-properties style:font-name="DejaVu Serif1"/>
    </style:style>
    <style:style style:name="T16" style:family="text">
      <style:text-properties style:font-name="DejaVu Serif1" fo:letter-spacing="-0.002cm"/>
    </style:style>
    <style:style style:name="T17" style:family="text">
      <style:text-properties style:font-name="DejaVu Serif1" fo:letter-spacing="-0.002cm" style:text-scale="105%"/>
    </style:style>
    <style:style style:name="T18" style:family="text">
      <style:text-properties style:font-name="DejaVu Serif1" fo:letter-spacing="-0.002cm" officeooo:rsid="00226a23" style:text-scale="105%"/>
    </style:style>
    <style:style style:name="T19" style:family="text">
      <style:text-properties style:font-name="DejaVu Serif1" fo:letter-spacing="0.034cm" style:text-scale="104%"/>
    </style:style>
    <style:style style:name="T20" style:family="text">
      <style:text-properties style:font-name="DejaVu Serif1" fo:letter-spacing="0.041cm" style:text-scale="105%"/>
    </style:style>
    <style:style style:name="T21" style:family="text">
      <style:text-properties style:font-name="DejaVu Serif1" style:text-scale="105%"/>
    </style:style>
    <style:style style:name="T22" style:family="text">
      <style:text-properties style:font-name="DejaVu Serif1" fo:letter-spacing="0.039cm" style:text-scale="104%"/>
    </style:style>
    <style:style style:name="T23" style:family="text">
      <style:text-properties style:font-name="DejaVu Serif1" fo:letter-spacing="-0.005cm"/>
    </style:style>
    <style:style style:name="T24" style:family="text">
      <style:text-properties style:font-name="DejaVu Serif1" fo:letter-spacing="-0.005cm" style:text-scale="105%"/>
    </style:style>
    <style:style style:name="T25" style:family="text">
      <style:text-properties style:font-name="DejaVu Serif1" fo:letter-spacing="-0.004cm" style:text-scale="105%"/>
    </style:style>
    <style:style style:name="T26" style:family="text">
      <style:text-properties style:font-name="DejaVu Serif1" fo:letter-spacing="0.032cm"/>
    </style:style>
    <style:style style:name="T27" style:family="text">
      <style:text-properties style:font-name="DejaVu Serif1" fo:letter-spacing="0.071cm"/>
    </style:style>
    <style:style style:name="T28" style:family="text">
      <style:text-properties style:font-name="DejaVu Serif1" fo:letter-spacing="-0.007cm"/>
    </style:style>
    <style:style style:name="T29" style:family="text">
      <style:text-properties style:font-name="DejaVu Serif1" fo:letter-spacing="0.035cm"/>
    </style:style>
    <style:style style:name="T30" style:family="text">
      <style:text-properties style:font-name="DejaVu Serif1" style:font-size-asian="10.5pt" style:text-scale="105%"/>
    </style:style>
    <style:style style:name="T31" style:family="text">
      <style:text-properties style:font-name="DejaVu Serif1" officeooo:rsid="002b3c61" style:font-size-asian="10.5pt" style:text-scale="105%"/>
    </style:style>
    <style:style style:name="T32" style:family="text">
      <style:text-properties style:font-name="DejaVu Serif1" officeooo:rsid="002b3c61"/>
    </style:style>
    <style:style style:name="T33" style:family="text">
      <style:text-properties fo:letter-spacing="-0.004cm"/>
    </style:style>
    <style:style style:name="T34" style:family="text">
      <style:text-properties fo:letter-spacing="-0.004cm" style:text-scale="105%"/>
    </style:style>
    <style:style style:name="T35" style:family="text">
      <style:text-properties fo:letter-spacing="-0.004cm" officeooo:rsid="001a596e" style:text-scale="105%"/>
    </style:style>
    <style:style style:name="T36" style:family="text">
      <style:text-properties fo:letter-spacing="-0.004cm" style:font-name-asian="DejaVu Sans Mono1" style:font-name-complex="DejaVu Sans Mono1"/>
    </style:style>
    <style:style style:name="T37" style:family="text">
      <style:text-properties fo:letter-spacing="-0.004cm" style:font-name-asian="DejaVu Sans Mono1" style:font-name-complex="DejaVu Sans Mono1" style:text-scale="105%"/>
    </style:style>
    <style:style style:name="T38" style:family="text">
      <style:text-properties fo:letter-spacing="-0.004cm" officeooo:rsid="00226a23" style:font-name-asian="DejaVu Sans Mono1" style:font-name-complex="DejaVu Sans Mono1" style:text-scale="105%"/>
    </style:style>
    <style:style style:name="T39" style:family="text">
      <style:text-properties fo:letter-spacing="-0.004cm" officeooo:rsid="00218aa7" style:font-name-asian="DejaVu Sans Mono1" style:font-name-complex="DejaVu Sans Mono1" style:text-scale="105%"/>
    </style:style>
    <style:style style:name="T40" style:family="text">
      <style:text-properties fo:letter-spacing="-0.004cm" officeooo:rsid="0023c659" style:font-name-asian="DejaVu Sans Mono1" style:font-name-complex="DejaVu Sans Mono1" style:text-scale="105%"/>
    </style:style>
    <style:style style:name="T41" style:family="text">
      <style:text-properties fo:letter-spacing="-0.004cm" officeooo:rsid="002d3d6d" style:font-name-asian="DejaVu Sans Mono1" style:font-name-complex="DejaVu Sans Mono1" style:text-scale="105%"/>
    </style:style>
    <style:style style:name="T42" style:family="text">
      <style:text-properties fo:letter-spacing="-0.004cm" officeooo:rsid="00226a23" style:font-name-asian="DejaVu Sans Mono1" style:font-name-complex="DejaVu Sans Mono1"/>
    </style:style>
    <style:style style:name="T43" style:family="text">
      <style:text-properties fo:letter-spacing="-0.004cm" officeooo:rsid="001a596e"/>
    </style:style>
    <style:style style:name="T44" style:family="text">
      <style:text-properties fo:letter-spacing="-0.005cm" style:text-scale="105%"/>
    </style:style>
    <style:style style:name="T45" style:family="text">
      <style:text-properties fo:color="#3f3f3f" fo:letter-spacing="-0.002cm" style:text-scale="105%"/>
    </style:style>
    <style:style style:name="T46" style:family="text">
      <style:text-properties fo:color="#3f3f3f" fo:letter-spacing="-0.002cm" officeooo:rsid="002a3cf9" style:text-scale="105%"/>
    </style:style>
    <style:style style:name="T47" style:family="text">
      <style:text-properties fo:color="#3f3f3f" fo:letter-spacing="0.042cm" style:text-scale="105%"/>
    </style:style>
    <style:style style:name="T48" style:family="text">
      <style:text-properties fo:color="#3f3f3f" fo:letter-spacing="0.042cm" officeooo:rsid="002a3cf9" style:text-scale="105%"/>
    </style:style>
    <style:style style:name="T49" style:family="text">
      <style:text-properties fo:color="#3f3f3f" fo:letter-spacing="0.042cm" officeooo:rsid="003913f9" style:text-scale="105%"/>
    </style:style>
    <style:style style:name="T50" style:family="text">
      <style:text-properties fo:color="#3f3f3f" fo:letter-spacing="0.039cm" officeooo:rsid="002a3cf9" style:text-scale="103%"/>
    </style:style>
    <style:style style:name="T51" style:family="text">
      <style:text-properties fo:color="#3f3f3f" style:text-scale="105%"/>
    </style:style>
    <style:style style:name="T52" style:family="text">
      <style:text-properties fo:color="#3f3f3f" fo:letter-spacing="0.041cm" officeooo:rsid="002a3cf9" style:text-scale="104%"/>
    </style:style>
    <style:style style:name="T53" style:family="text">
      <style:text-properties fo:color="#3f3f3f" fo:letter-spacing="0.032cm" style:text-scale="105%"/>
    </style:style>
    <style:style style:name="T54" style:family="text">
      <style:text-properties fo:color="#3f3f3f" fo:letter-spacing="0.032cm" officeooo:rsid="002a3cf9" style:text-scale="105%"/>
    </style:style>
    <style:style style:name="T55" style:family="text">
      <style:text-properties fo:color="#3f3f3f" fo:letter-spacing="0.035cm" style:text-scale="105%"/>
    </style:style>
    <style:style style:name="T56" style:family="text">
      <style:text-properties fo:color="#3f3f3f" fo:letter-spacing="0.035cm" officeooo:rsid="002a3cf9" style:text-scale="105%"/>
    </style:style>
    <style:style style:name="T57" style:family="text">
      <style:text-properties fo:color="#3f3f3f" fo:letter-spacing="0.044cm" style:text-scale="105%"/>
    </style:style>
    <style:style style:name="T58" style:family="text">
      <style:text-properties fo:color="#3f3f3f" fo:letter-spacing="0.044cm" officeooo:rsid="002a3cf9" style:text-scale="105%"/>
    </style:style>
    <style:style style:name="T59" style:family="text">
      <style:text-properties fo:color="#3f3f3f" fo:letter-spacing="0.044cm" officeooo:rsid="003913f9" style:text-scale="105%"/>
    </style:style>
    <style:style style:name="T60" style:family="text">
      <style:text-properties fo:color="#3f3f3f" fo:letter-spacing="0.026cm" style:text-scale="105%"/>
    </style:style>
    <style:style style:name="T61" style:family="text">
      <style:text-properties fo:color="#3f3f3f" style:font-name="Chess Alpha 2" fo:letter-spacing="-0.004cm" fo:font-weight="bold" officeooo:rsid="0036608d" style:font-name-asian="Arial1" style:font-weight-asian="bold" style:font-name-complex="Arial1" style:font-weight-complex="bold" style:text-scale="105%"/>
    </style:style>
    <style:style style:name="T62" style:family="text">
      <style:text-properties fo:color="#3f3f3f" style:font-name="Chess Alpha 2" fo:letter-spacing="-0.004cm" fo:font-weight="bold" officeooo:rsid="0037592c" style:font-name-asian="Arial1" style:font-weight-asian="bold" style:font-name-complex="Arial1" style:font-weight-complex="bold" style:text-scale="105%"/>
    </style:style>
    <style:style style:name="T63" style:family="text">
      <style:text-properties fo:color="#3f3f3f" style:font-name="Chess Alpha 2" fo:font-size="12pt" fo:letter-spacing="-0.004cm" fo:font-weight="bold" officeooo:rsid="0036608d" style:font-name-asian="Arial1" style:font-size-asian="12pt" style:font-weight-asian="bold" style:font-name-complex="Arial1" style:font-size-complex="12pt" style:font-weight-complex="bold" style:text-scale="105%"/>
    </style:style>
    <style:style style:name="T64" style:family="text">
      <style:text-properties fo:color="#3f3f3f" fo:letter-spacing="-0.004cm" fo:font-weight="bold" officeooo:rsid="0036608d" style:font-name-asian="Arial1" style:font-weight-asian="bold" style:font-name-complex="Arial1" style:font-weight-complex="bold" style:text-scale="105%"/>
    </style:style>
    <style:style style:name="T65" style:family="text">
      <style:text-properties fo:color="#3f3f3f" fo:letter-spacing="-0.004cm" fo:font-weight="bold" officeooo:rsid="0036608d" style:font-name-asian="Arial1" style:font-size-asian="12pt" style:font-weight-asian="bold" style:font-name-complex="Arial1" style:font-weight-complex="bold"/>
    </style:style>
    <style:style style:name="T66" style:family="text">
      <style:text-properties fo:color="#3f3f3f" fo:letter-spacing="-0.004cm" fo:font-weight="bold" officeooo:rsid="0036608d" style:font-name-asian="Arial1" style:font-size-asian="12pt" style:font-weight-asian="bold" style:font-name-complex="Arial1" style:font-weight-complex="bold" style:text-scale="105%"/>
    </style:style>
    <style:style style:name="T67" style:family="text">
      <style:text-properties fo:letter-spacing="0.018cm" style:text-scale="105%"/>
    </style:style>
    <style:style style:name="T68" style:family="text">
      <style:text-properties fo:letter-spacing="0.019cm" style:text-scale="105%"/>
    </style:style>
    <style:style style:name="T69" style:family="text">
      <style:text-properties fo:letter-spacing="0.021cm" style:text-scale="105%"/>
    </style:style>
    <style:style style:name="T70" style:family="text">
      <style:text-properties fo:letter-spacing="0.085cm" style:text-scale="104%"/>
    </style:style>
    <style:style style:name="T71" style:family="text">
      <style:text-properties style:font-name="Arial" fo:letter-spacing="-0.203cm" style:font-name-asian="Chess Condal" style:font-name-complex="Chess Condal" style:text-scale="105%"/>
    </style:style>
    <style:style style:name="T72" style:family="text">
      <style:text-properties style:font-name="Arial" fo:letter-spacing="-0.201cm" style:font-name-asian="Chess Condal" style:font-name-complex="Chess Condal" style:text-scale="105%"/>
    </style:style>
    <style:style style:name="T73" style:family="text">
      <style:text-properties officeooo:rsid="001a596e"/>
    </style:style>
    <style:style style:name="T74" style:family="text">
      <style:text-properties fo:color="#000000"/>
    </style:style>
    <style:style style:name="T75" style:family="text">
      <style:text-properties fo:color="#000000" fo:font-weight="bold" style:font-weight-asian="bold"/>
    </style:style>
    <style:style style:name="T76" style:family="text">
      <style:text-properties fo:color="#000000" fo:font-weight="bold" officeooo:rsid="003abf21" style:font-weight-asian="bold"/>
    </style:style>
    <style:style style:name="T77" style:family="text">
      <style:text-properties fo:color="#000000" officeooo:rsid="001bbc8d"/>
    </style:style>
    <style:style style:name="T78" style:family="text">
      <style:text-properties fo:color="#000000" officeooo:rsid="0031ecf3"/>
    </style:style>
    <style:style style:name="T79" style:family="text">
      <style:text-properties fo:color="#000000" style:font-name="DejaVu Serif1" fo:font-size="12pt" fo:font-weight="bold" style:font-size-asian="12pt" style:font-weight-asian="bold" style:font-size-complex="12pt"/>
    </style:style>
    <style:style style:name="T80" style:family="text">
      <style:text-properties fo:color="#000000" style:font-name="DejaVu Serif1" fo:font-size="12pt" fo:font-weight="bold" officeooo:rsid="00332cdf" style:font-size-asian="12pt" style:font-weight-asian="bold" style:font-size-complex="12pt"/>
    </style:style>
    <style:style style:name="T81" style:family="text">
      <style:text-properties fo:color="#000000" style:font-name="DejaVu Serif1" fo:font-size="12pt" style:font-size-asian="12pt" style:font-size-complex="12pt"/>
    </style:style>
    <style:style style:name="T82" style:family="text">
      <style:text-properties fo:color="#000000" style:font-name="DejaVu Serif1" fo:font-size="12pt" officeooo:rsid="00361650" style:font-size-asian="12pt" style:font-size-complex="12pt"/>
    </style:style>
    <style:style style:name="T83" style:family="text">
      <style:text-properties fo:color="#000000" style:font-name="DejaVu Serif1" fo:font-size="12pt" officeooo:rsid="003abf21" style:font-size-asian="12pt" style:font-size-complex="12pt"/>
    </style:style>
    <style:style style:name="T84" style:family="text">
      <style:text-properties fo:color="#000000" fo:letter-spacing="-0.004cm" officeooo:rsid="0023c659" style:font-name-asian="DejaVu Sans Mono1" style:font-name-complex="DejaVu Sans Mono1" style:text-scale="105%"/>
    </style:style>
    <style:style style:name="T85" style:family="text">
      <style:text-properties fo:color="#000000" fo:letter-spacing="-0.004cm" officeooo:rsid="002d3d6d" style:font-name-asian="DejaVu Sans Mono1" style:font-name-complex="DejaVu Sans Mono1" style:text-scale="105%"/>
    </style:style>
    <style:style style:name="T86" style:family="text">
      <style:text-properties fo:color="#000000" officeooo:rsid="003abf21"/>
    </style:style>
    <style:style style:name="T87" style:family="text">
      <style:text-properties fo:color="#404040" fo:letter-spacing="-0.004cm" officeooo:rsid="0023c659" style:font-name-asian="DejaVu Sans Mono1" style:font-name-complex="DejaVu Sans Mono1" style:text-scale="105%"/>
    </style:style>
    <style:style style:name="T88" style:family="text">
      <style:text-properties officeooo:rsid="0023c659"/>
    </style:style>
    <style:style style:name="T89" style:family="text">
      <style:text-properties fo:letter-spacing="0.035cm"/>
    </style:style>
    <style:style style:name="T90" style:family="text">
      <style:text-properties fo:letter-spacing="0.035cm" officeooo:rsid="0028a6e5" style:text-scale="103%"/>
    </style:style>
    <style:style style:name="T91" style:family="text">
      <style:text-properties fo:letter-spacing="0.035cm" officeooo:rsid="0028a6e5"/>
    </style:style>
    <style:style style:name="T92" style:family="text">
      <style:text-properties officeooo:rsid="002b3c61"/>
    </style:style>
    <style:style style:name="T93" style:family="text">
      <style:text-properties officeooo:rsid="002eb750"/>
    </style:style>
    <style:style style:name="T94" style:family="text">
      <style:text-properties fo:font-weight="bold" style:font-weight-asian="bold" style:font-weight-complex="bold"/>
    </style:style>
    <style:style style:name="T95" style:family="text">
      <style:text-properties officeooo:rsid="00315753"/>
    </style:style>
    <style:style style:name="T96" style:family="text">
      <style:text-properties fo:letter-spacing="0.041cm" officeooo:rsid="00332cdf" style:font-size-asian="12pt" style:text-scale="104%"/>
    </style:style>
    <style:style style:name="T97" style:family="text">
      <style:text-properties officeooo:rsid="00348d44"/>
    </style:style>
    <style:style style:name="T98" style:family="text">
      <style:text-properties officeooo:rsid="0035df13"/>
    </style:style>
    <style:style style:name="T99" style:family="text">
      <style:text-properties officeooo:rsid="003913f9"/>
    </style:style>
    <style:style style:name="T100" style:family="text">
      <style:text-properties officeooo:rsid="003c9ccd"/>
    </style:style>
    <style:style style:name="T101" style:family="text">
      <style:text-properties fo:font-size="12pt" fo:letter-spacing="0.042cm" officeooo:rsid="00300292" style:font-size-asian="12pt" style:font-size-complex="12pt" style:text-scale="104%"/>
    </style:style>
    <style:style style:name="T102" style:family="text">
      <style:text-properties fo:font-size="12pt" fo:letter-spacing="0.042cm" officeooo:rsid="003c9ccd" style:font-size-asian="12pt" style:font-size-complex="12pt" style:text-scale="104%"/>
    </style:style>
    <style:style style:name="T103" style:family="text">
      <style:text-properties officeooo:rsid="003c9ccd" style:font-size-asian="12pt"/>
    </style:style>
    <style:style style:name="T104" style:family="text">
      <style:text-properties officeooo:rsid="003debd1" style:font-size-asian="12pt"/>
    </style:style>
    <style:style style:name="T105" style:family="text">
      <style:text-properties officeooo:rsid="004264f4" style:font-size-asian="12pt"/>
    </style:style>
    <style:style style:name="T106" style:family="text">
      <style:text-properties officeooo:rsid="003e6b8b"/>
    </style:style>
    <style:style style:name="T107" style:family="text">
      <style:text-properties fo:color="#008000" style:font-name="DejaVu Sans Mono"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hoosing opening books (selection with black queen)</text:h>
      <text:p text:style-name="P10"><text:span text:style-name="T3">Opening</text:span><text:span text:style-name="T10"> </text:span><text:span text:style-name="T3">books</text:span><text:span text:style-name="T11"> </text:span><text:span text:style-name="T3">are</text:span><text:span text:style-name="T10"> </text:span><text:span text:style-name="T3">set</text:span><text:span text:style-name="T12"> </text:span><text:span text:style-name="T3">with</text:span><text:span text:style-name="T10"> </text:span><text:span text:style-name="T3">the</text:span><text:span text:style-name="T12"> </text:span><text:span text:style-name="T3">extra</text:span><text:span text:style-name="T13"> </text:span><text:span text:style-name="T61">M</text:span><text:span text:style-name="T3">.</text:span><text:span text:style-name="T11"> </text:span><text:span text:style-name="T3">(Remove</text:span><text:span text:style-name="T10"> </text:span><text:span text:style-name="T3">the</text:span><text:span text:style-name="T12"> </text:span><text:span text:style-name="T3">extra</text:span><text:span text:style-name="T10"> </text:span><text:span text:style-name="T61">m</text:span><text:span text:style-name="T72"> </text:span><text:span text:style-name="T14">if</text:span><text:span text:style-name="T12"> </text:span><text:span text:style-name="T14">it</text:span><text:span text:style-name="T10"> </text:span><text:span text:style-name="T14">is</text:span><text:span text:style-name="T10"> </text:span><text:span text:style-name="T3">still</text:span><text:span text:style-name="T12"> </text:span><text:span text:style-name="T3">on</text:span><text:span text:style-name="T10"> </text:span><text:span text:style-name="T3">the</text:span><text:span text:style-name="T10"> </text:span><text:span text:style-name="T3">board)</text:span></text:p>
      <table:table table:name="Tabelle1" table:style-name="Tabelle1">
        <table:table-column table:style-name="Tabelle1.A" table:number-columns-repeated="7"/>
        <table:table-column table:style-name="Tabelle1.H"/>
        <table:table-row table:style-name="Tabelle1.1">
          <table:table-cell office:value-type="string">
            <text:p text:style-name="P43"><text:span text:style-name="T64">M</text:span><text:span text:style-name="T37">a3</text:span></text:p>
          </table:table-cell>
          <table:table-cell table:style-name="Tabelle1.B1" office:value-type="string">
            <text:p text:style-name="P45"><text:span text:style-name="T66">M</text:span><text:span text:style-name="T37">b3</text:span></text:p>
          </table:table-cell>
          <table:table-cell office:value-type="string">
            <text:p text:style-name="P43"><text:span text:style-name="T64">M</text:span><text:span text:style-name="T37">c3</text:span></text:p>
          </table:table-cell>
          <table:table-cell table:style-name="Tabelle1.B1" office:value-type="string">
            <text:p text:style-name="P44"><text:span text:style-name="T65">M</text:span><text:span text:style-name="T36">d3</text:span></text:p>
          </table:table-cell>
          <table:table-cell office:value-type="string">
            <text:p text:style-name="P43"><text:span text:style-name="T64">M</text:span><text:span text:style-name="T7">e3</text:span></text:p>
          </table:table-cell>
          <table:table-cell table:style-name="Tabelle1.B1" office:value-type="string">
            <text:p text:style-name="P44"><text:span text:style-name="T65">M</text:span><text:span text:style-name="T36">f3</text:span></text:p>
          </table:table-cell>
          <table:table-cell office:value-type="string">
            <text:p text:style-name="P43"><text:span text:style-name="T64">M</text:span><text:span text:style-name="T37">g3</text:span></text:p>
          </table:table-cell>
          <table:table-cell table:style-name="Tabelle1.B1" office:value-type="string">
            <text:p text:style-name="P44"><text:span text:style-name="T65">M</text:span><text:span text:style-name="T6">h3</text:span></text:p>
          </table:table-cell>
        </table:table-row>
        <table:table-row table:style-name="Tabelle1.1">
          <table:table-cell office:value-type="string">
            <text:p text:style-name="P34"><text:span text:style-name="T17">No</text:span><text:span text:style-name="T19"> </text:span><text:span text:style-name="T16">book</text:span></text:p>
          </table:table-cell>
          <table:table-cell table:style-name="Tabelle1.B2" office:value-type="string">
            <text:p text:style-name="P36"><text:span text:style-name="T17">ECO</text:span><text:span text:style-name="T20"> </text:span><text:span text:style-name="T21">A – </text:span></text:p>
            <text:p text:style-name="P41">Flank Openings</text:p>
          </table:table-cell>
          <table:table-cell office:value-type="string">
            <text:p text:style-name="P35"><text:span text:style-name="T17">ECO</text:span><text:span text:style-name="T21"> B </text:span><text:span text:style-name="T30">–<text:line-break/></text:span><text:span text:style-name="T31">Semi Open Openings</text:span></text:p>
          </table:table-cell>
          <table:table-cell table:style-name="Tabelle1.B2" office:value-type="string">
            <text:p text:style-name="P38"><text:span text:style-name="T16">ECO</text:span><text:span text:style-name="T26"> </text:span><text:span text:style-name="T15">C –<text:line-break/></text:span><text:span text:style-name="T32">Open Openings</text:span></text:p>
          </table:table-cell>
          <table:table-cell office:value-type="string">
            <text:p text:style-name="P35"><text:span text:style-name="T17">ECO</text:span><text:span text:style-name="T21"> D </text:span><text:span text:style-name="T30">–<text:line-break/></text:span><text:span text:style-name="T31">Closed Openings</text:span></text:p>
          </table:table-cell>
          <table:table-cell table:style-name="Tabelle1.B2" office:value-type="string">
            <text:p text:style-name="P38"><text:span text:style-name="T16">ECO</text:span><text:span text:style-name="T27"> </text:span><text:span text:style-name="T15">E –<text:line-break/></text:span><text:span text:style-name="T32">Indian Openings</text:span></text:p>
          </table:table-cell>
          <table:table-cell office:value-type="string">
            <text:p text:style-name="P39">Fun <text:span text:style-name="T92">Book</text:span></text:p>
          </table:table-cell>
          <table:table-cell table:style-name="Tabelle1.B2" office:value-type="string">
            <text:p text:style-name="P37"><text:span text:style-name="T23">Var</text:span><text:span text:style-name="T28">ie</text:span><text:span text:style-name="T23">d</text:span><text:span text:style-name="T29"> </text:span><text:span text:style-name="T16">(Default)</text:span></text:p>
          </table:table-cell>
        </table:table-row>
        <table:table-row table:style-name="Tabelle1.1">
          <table:table-cell office:value-type="string">
            <text:p text:style-name="P43"><text:span text:style-name="T64">M</text:span><text:span text:style-name="T39">a</text:span><text:span text:style-name="T37">4</text:span></text:p>
          </table:table-cell>
          <table:table-cell table:style-name="Tabelle1.B2" office:value-type="string">
            <text:p text:style-name="P45"><text:span text:style-name="T66">M</text:span><text:span text:style-name="T39">b</text:span><text:span text:style-name="T37">4</text:span></text:p>
          </table:table-cell>
          <table:table-cell office:value-type="string">
            <text:p text:style-name="P43"><text:span text:style-name="T64">M</text:span><text:span text:style-name="T39">c</text:span><text:span text:style-name="T37">4</text:span></text:p>
          </table:table-cell>
          <table:table-cell table:style-name="Tabelle1.B2" office:value-type="string">
            <text:p text:style-name="P44"><text:span text:style-name="T65">M</text:span><text:span text:style-name="T42">d</text:span><text:span text:style-name="T36">4</text:span></text:p>
          </table:table-cell>
          <table:table-cell office:value-type="string">
            <text:p text:style-name="P43"><text:span text:style-name="T64">M</text:span><text:span text:style-name="T38">e</text:span><text:span text:style-name="T37">4</text:span></text:p>
          </table:table-cell>
          <table:table-cell table:style-name="Tabelle1.B2" office:value-type="string">
            <text:p text:style-name="P44"><text:span text:style-name="T65">M</text:span><text:span text:style-name="T42">f</text:span><text:span text:style-name="T36">4</text:span></text:p>
          </table:table-cell>
          <table:table-cell office:value-type="string">
            <text:p text:style-name="P43"><text:span text:style-name="T64">M</text:span><text:span text:style-name="T38">g</text:span><text:span text:style-name="T37">4</text:span></text:p>
          </table:table-cell>
          <table:table-cell table:style-name="Tabelle1.B2" office:value-type="string">
            <text:p text:style-name="P44"><text:span text:style-name="T65">M</text:span><text:span text:style-name="T42">h</text:span><text:span text:style-name="T36">4</text:span></text:p>
          </table:table-cell>
        </table:table-row>
        <table:table-row table:style-name="Tabelle1.1">
          <table:table-cell office:value-type="string">
            <text:p text:style-name="P34"><text:span text:style-name="T17">GM games</text:span><text:span text:style-name="T22"> </text:span></text:p>
          </table:table-cell>
          <table:table-cell table:style-name="Tabelle1.B2" office:value-type="string">
            <text:p text:style-name="P36"><text:span text:style-name="T24">Pe</text:span><text:span text:style-name="T25">rfor-manc</text:span><text:span text:style-name="T24">e</text:span></text:p>
          </table:table-cell>
          <table:table-cell office:value-type="string">
            <text:p text:style-name="P34"><text:span text:style-name="T17">Stockfish </text:span><text:span text:style-name="T18">optimized</text:span></text:p>
          </table:table-cell>
          <table:table-cell table:style-name="Tabelle1.B2" office:value-type="string">
            <text:p text:style-name="P40">Anand book</text:p>
          </table:table-cell>
          <table:table-cell office:value-type="string">
            <text:p text:style-name="P42">Korchnoi book</text:p>
          </table:table-cell>
          <table:table-cell table:style-name="Tabelle1.B2" office:value-type="string">
            <text:p text:style-name="P40">Larsen book</text:p>
          </table:table-cell>
          <table:table-cell office:value-type="string">
            <text:p text:style-name="P42">Pro book</text:p>
          </table:table-cell>
          <table:table-cell table:style-name="Tabelle1.B2" office:value-type="string">
            <text:p text:style-name="P40">GM 2001</text:p>
          </table:table-cell>
        </table:table-row>
      </table:table>
      <text:h text:style-name="Heading_20_2" text:outline-level="2">Setting up time controls (selection with white queen)</text:h>
      <text:p text:style-name="P10"><text:span text:style-name="T12">You</text:span><text:span text:style-name="T11"> </text:span><text:span text:style-name="T3">can</text:span><text:span text:style-name="T11"> </text:span><text:span text:style-name="T3">choose</text:span><text:span text:style-name="T10"> </text:span><text:span text:style-name="T3">them</text:span><text:span text:style-name="T12"> </text:span><text:span text:style-name="T14">by</text:span><text:span text:style-name="T12"> </text:span><text:span text:style-name="T3">placing</text:span><text:span text:style-name="T10"> </text:span><text:span text:style-name="T3">the</text:span><text:span text:style-name="T11"> </text:span><text:span text:style-name="T3">extra </text:span><text:span text:style-name="T61">m</text:span><text:span text:style-name="T14">.</text:span><text:span text:style-name="T12"> </text:span><text:span text:style-name="T34">(Rem</text:span><text:span text:style-name="T44">ove</text:span><text:span text:style-name="T11"> </text:span><text:span text:style-name="T3">the</text:span><text:span text:style-name="T10"> </text:span><text:span text:style-name="T3">extra</text:span><text:span text:style-name="T44"> </text:span><text:span text:style-name="T61">M</text:span><text:span text:style-name="T71"> </text:span><text:span text:style-name="T3">if</text:span><text:span text:style-name="T11"> </text:span><text:span text:style-name="T14">it</text:span><text:span text:style-name="T10"> </text:span><text:span text:style-name="T14">is</text:span><text:span text:style-name="T10"> </text:span><text:span text:style-name="T3">still</text:span><text:span text:style-name="T44"> </text:span><text:span text:style-name="T3">on</text:span><text:span text:style-name="T12"> </text:span><text:span text:style-name="T3">the</text:span><text:span text:style-name="T12"> </text:span><text:span text:style-name="T3">board). </text:span><text:span text:style-name="T4">Blitz </text:span><text:span text:style-name="T3">5</text:span><text:span text:style-name="T67"> </text:span><text:span text:style-name="T3">minutes</text:span><text:span text:style-name="T67"> </text:span><text:span text:style-name="T3">per</text:span><text:span text:style-name="T68"> </text:span><text:span text:style-name="T3">game</text:span><text:span text:style-name="T67"> </text:span><text:span text:style-name="T3">is</text:span><text:span text:style-name="T67"> </text:span><text:span text:style-name="T3">set</text:span><text:span text:style-name="T69"> </text:span><text:span text:style-name="T3">as</text:span><text:span text:style-name="T70"> </text:span><text:span text:style-name="T3">default.</text:span></text:p>
      <text:h text:style-name="P52" text:outline-level="3">Movetime (seconds per move)</text:h>
      <table:table table:name="Tabelle5" table:style-name="Tabelle5">
        <table:table-column table:style-name="Tabelle5.A" table:number-columns-repeated="7"/>
        <table:table-column table:style-name="Tabelle5.H"/>
        <table:table-row table:style-name="Tabelle5.1">
          <table:table-cell office:value-type="string">
            <text:p text:style-name="P31"><text:span text:style-name="T64">m</text:span><text:span text:style-name="T35">a</text:span><text:span text:style-name="T34">6</text:span></text:p>
          </table:table-cell>
          <table:table-cell table:style-name="Tabelle5.B1" office:value-type="string">
            <text:p text:style-name="P30"><text:span text:style-name="T64">m</text:span><text:span text:style-name="T33">b6</text:span></text:p>
          </table:table-cell>
          <table:table-cell office:value-type="string">
            <text:p text:style-name="P28"><text:span text:style-name="T64">m</text:span><text:span text:style-name="T5">c</text:span><text:span text:style-name="T3">6</text:span></text:p>
          </table:table-cell>
          <table:table-cell table:style-name="Tabelle5.B1" office:value-type="string">
            <text:p text:style-name="P30"><text:span text:style-name="T64">m</text:span>d6</text:p>
          </table:table-cell>
          <table:table-cell office:value-type="string">
            <text:p text:style-name="P28"><text:span text:style-name="T64">m</text:span><text:span text:style-name="T35">e</text:span><text:span text:style-name="T34">6</text:span></text:p>
          </table:table-cell>
          <table:table-cell table:style-name="Tabelle5.B1" office:value-type="string">
            <text:p text:style-name="P30"><text:span text:style-name="T64">m</text:span>f6</text:p>
          </table:table-cell>
          <table:table-cell office:value-type="string">
            <text:p text:style-name="P28"><text:span text:style-name="T64">mg</text:span><text:span text:style-name="T73">6</text:span></text:p>
          </table:table-cell>
          <table:table-cell table:style-name="Tabelle5.B1" office:value-type="string">
            <text:p text:style-name="P29"><text:span text:style-name="T64">mh</text:span>6</text:p>
          </table:table-cell>
        </table:table-row>
        <table:table-row table:style-name="Tabelle5.2">
          <table:table-cell office:value-type="string">
            <text:p text:style-name="P18">1 sec</text:p>
          </table:table-cell>
          <table:table-cell table:style-name="Tabelle5.B2" office:value-type="string">
            <text:p text:style-name="P19">3 sec</text:p>
          </table:table-cell>
          <table:table-cell office:value-type="string">
            <text:p text:style-name="P18">5 sec </text:p>
          </table:table-cell>
          <table:table-cell table:style-name="Tabelle5.B2" office:value-type="string">
            <text:p text:style-name="P19">10 sec </text:p>
          </table:table-cell>
          <table:table-cell office:value-type="string">
            <text:p text:style-name="P18">15 sec </text:p>
          </table:table-cell>
          <table:table-cell table:style-name="Tabelle5.B2" office:value-type="string">
            <text:p text:style-name="P19">30 sec</text:p>
          </table:table-cell>
          <table:table-cell office:value-type="string">
            <text:p text:style-name="P18"><text:span text:style-name="T2">6</text:span>0 sec</text:p>
          </table:table-cell>
          <table:table-cell table:style-name="Tabelle5.B2" office:value-type="string">
            <text:p text:style-name="P19"><text:span text:style-name="T2">9</text:span>0 sec</text:p>
          </table:table-cell>
        </table:table-row>
      </table:table>
      <text:h text:style-name="Heading_20_3" text:outline-level="3"><text:span text:style-name="T97">Gametime</text:span> <text:span text:style-name="T88">(minutes per game)</text:span></text:h>
      <table:table table:name="Tabelle2" table:style-name="Tabelle2">
        <table:table-column table:style-name="Tabelle2.A"/>
        <table:table-column table:style-name="Tabelle2.B" table:number-columns-repeated="2"/>
        <table:table-column table:style-name="Tabelle2.A"/>
        <table:table-column table:style-name="Tabelle2.B" table:number-columns-repeated="3"/>
        <table:table-column table:style-name="Tabelle2.H"/>
        <table:table-row table:style-name="Tabelle2.1">
          <table:table-cell table:style-name="Tabelle2.A1" office:value-type="string">
            <text:p text:style-name="P28"><text:span text:style-name="T64">m</text:span><text:span text:style-name="T35">a4</text:span></text:p>
          </table:table-cell>
          <table:table-cell table:style-name="Tabelle2.B1" office:value-type="string">
            <text:p text:style-name="P28"><text:span text:style-name="T64">m</text:span><text:span text:style-name="T43">b4</text:span></text:p>
          </table:table-cell>
          <table:table-cell table:style-name="Tabelle2.C1" office:value-type="string">
            <text:p text:style-name="P28"><text:span text:style-name="T64">m</text:span><text:span text:style-name="T5">c4</text:span></text:p>
          </table:table-cell>
          <table:table-cell table:style-name="Tabelle2.B1" office:value-type="string">
            <text:p text:style-name="P28"><text:span text:style-name="T64">m</text:span><text:span text:style-name="T73">d4</text:span></text:p>
          </table:table-cell>
          <table:table-cell table:style-name="Tabelle2.E1" office:value-type="string">
            <text:p text:style-name="P28"><text:span text:style-name="T64">m</text:span><text:span text:style-name="T35">e4</text:span></text:p>
          </table:table-cell>
          <table:table-cell table:style-name="Tabelle2.F1" office:value-type="string">
            <text:p text:style-name="P28"><text:span text:style-name="T64">m</text:span><text:span text:style-name="T73">f4</text:span></text:p>
          </table:table-cell>
          <table:table-cell table:style-name="Tabelle2.G1" office:value-type="string">
            <text:p text:style-name="P28"><text:span text:style-name="T64">m</text:span><text:span text:style-name="T73">g4</text:span></text:p>
          </table:table-cell>
          <table:table-cell table:style-name="Tabelle2.B1" office:value-type="string">
            <text:p text:style-name="P28"><text:span text:style-name="T64">m</text:span><text:span text:style-name="T73">h4</text:span></text:p>
          </table:table-cell>
        </table:table-row>
        <table:table-row table:style-name="Tabelle2.2">
          <table:table-cell table:style-name="Tabelle2.A2" office:value-type="string">
            <text:p text:style-name="P13">1 min </text:p>
          </table:table-cell>
          <table:table-cell table:style-name="Tabelle2.B2" office:value-type="string">
            <text:p text:style-name="P13">3 min</text:p>
          </table:table-cell>
          <table:table-cell table:style-name="Tabelle2.C2" office:value-type="string">
            <text:p text:style-name="P13">5 min</text:p>
          </table:table-cell>
          <table:table-cell table:style-name="Tabelle2.B2" office:value-type="string">
            <text:p text:style-name="P13">10 min </text:p>
          </table:table-cell>
          <table:table-cell table:style-name="Tabelle2.E2" office:value-type="string">
            <text:p text:style-name="P13">15 min </text:p>
          </table:table-cell>
          <table:table-cell table:style-name="Tabelle2.F2" office:value-type="string">
            <text:p text:style-name="P14">30 min </text:p>
          </table:table-cell>
          <table:table-cell table:style-name="Tabelle2.G1" office:value-type="string">
            <text:p text:style-name="P14">60 min </text:p>
          </table:table-cell>
          <table:table-cell table:style-name="Tabelle2.B2" office:value-type="string">
            <text:p text:style-name="P14"><text:span text:style-name="T2">9</text:span>0 min</text:p>
          </table:table-cell>
        </table:table-row>
      </table:table>
      <text:h text:style-name="Heading_20_3" text:outline-level="3">Fischer <text:span text:style-name="T97">Time</text:span> <text:span text:style-name="T88">(minutes per game plus an increment per move)</text:span></text:h>
      <table:table table:name="Tabelle3" table:style-name="Tabelle3">
        <table:table-column table:style-name="Tabelle3.A" table:number-columns-repeated="7"/>
        <table:table-column table:style-name="Tabelle3.H"/>
        <table:table-row table:style-name="Tabelle3.1">
          <table:table-cell office:value-type="string">
            <text:p text:style-name="P32"><text:span text:style-name="T64">m</text:span><text:span text:style-name="T37">a3</text:span></text:p>
          </table:table-cell>
          <table:table-cell table:style-name="Tabelle3.B1" office:value-type="string">
            <text:p text:style-name="P33"><text:span text:style-name="T64">m</text:span><text:span text:style-name="T37">b3</text:span></text:p>
          </table:table-cell>
          <table:table-cell office:value-type="string">
            <text:p text:style-name="P32"><text:span text:style-name="T64">m</text:span><text:span text:style-name="T7">c3</text:span></text:p>
          </table:table-cell>
          <table:table-cell table:style-name="Tabelle3.B1" office:value-type="string">
            <text:p text:style-name="P33"><text:span text:style-name="T64">m</text:span><text:span text:style-name="T7">d3</text:span></text:p>
          </table:table-cell>
          <table:table-cell office:value-type="string">
            <text:p text:style-name="P32"><text:span text:style-name="T64">m</text:span><text:span text:style-name="T7">e3</text:span></text:p>
          </table:table-cell>
          <table:table-cell table:style-name="Tabelle3.B1" office:value-type="string">
            <text:p text:style-name="P33"><text:span text:style-name="T64">m</text:span><text:span text:style-name="T37">f3</text:span></text:p>
          </table:table-cell>
          <table:table-cell office:value-type="string">
            <text:p text:style-name="P32"><text:span text:style-name="T64">m</text:span><text:span text:style-name="T37">g3</text:span></text:p>
          </table:table-cell>
          <table:table-cell table:style-name="Tabelle3.B1" office:value-type="string">
            <text:p text:style-name="P33"><text:span text:style-name="T64">m</text:span><text:span text:style-name="T40">h3</text:span></text:p>
          </table:table-cell>
        </table:table-row>
        <table:table-row table:style-name="Tabelle3.1">
          <table:table-cell office:value-type="string">
            <text:p text:style-name="P15"><text:span text:style-name="T54">1</text:span><text:span text:style-name="T53"> </text:span><text:span text:style-name="T45">min</text:span><text:span text:style-name="T55"> </text:span><text:span text:style-name="T56">plus<text:line-break/>1</text:span><text:span text:style-name="T55"> </text:span><text:span text:style-name="T45">sec </text:span><text:span text:style-name="T52">inc</text:span></text:p>
          </table:table-cell>
          <table:table-cell table:style-name="Tabelle3.B2" office:value-type="string">
            <text:p text:style-name="P16"><text:span text:style-name="T48">3</text:span><text:span text:style-name="T47"> </text:span><text:span text:style-name="T45">min</text:span><text:span text:style-name="T46"> </text:span><text:span text:style-name="T58">plus <text:line-break/></text:span><text:span text:style-name="T51">2</text:span><text:span text:style-name="T60"> </text:span><text:span text:style-name="T45">sec </text:span><text:span text:style-name="T50">inc</text:span></text:p>
          </table:table-cell>
          <table:table-cell office:value-type="string">
            <text:p text:style-name="P16"><text:span text:style-name="T49">5</text:span><text:span text:style-name="T47"> </text:span><text:span text:style-name="T45">mi</text:span><text:span text:style-name="T46">n</text:span><text:span text:style-name="T57"> </text:span><text:span text:style-name="T58">plus <text:line-break/></text:span><text:span text:style-name="T59">3</text:span><text:span text:style-name="T60"> </text:span><text:span text:style-name="T45">sec</text:span><text:span text:style-name="T50"> inc</text:span></text:p>
          </table:table-cell>
          <table:table-cell table:style-name="Tabelle3.B2" office:value-type="string">
            <text:p text:style-name="P17"><text:span text:style-name="T49">10</text:span><text:span text:style-name="T47"> </text:span><text:span text:style-name="T45">mi</text:span><text:span text:style-name="T46">n</text:span><text:span text:style-name="T57"> </text:span><text:span text:style-name="T58">plus <text:line-break/></text:span><text:span text:style-name="T59">5</text:span><text:span text:style-name="T60"> </text:span><text:span text:style-name="T45">sec</text:span><text:span text:style-name="T50"> inc</text:span></text:p>
          </table:table-cell>
          <table:table-cell office:value-type="string">
            <text:p text:style-name="P17"><text:span text:style-name="T48">1</text:span><text:span text:style-name="T49">5</text:span><text:span text:style-name="T47"> </text:span><text:span text:style-name="T45">mi</text:span><text:span text:style-name="T46">n</text:span><text:span text:style-name="T57"> </text:span><text:span text:style-name="T58">plus <text:line-break/></text:span><text:span text:style-name="T59">10</text:span><text:span text:style-name="T60"> </text:span><text:span text:style-name="T45">sec</text:span><text:span text:style-name="T50"> inc</text:span></text:p>
          </table:table-cell>
          <table:table-cell table:style-name="Tabelle3.B2" office:value-type="string">
            <text:p text:style-name="P17"><text:span text:style-name="T49">30</text:span><text:span text:style-name="T47"> </text:span><text:span text:style-name="T45">mi</text:span><text:span text:style-name="T46">n</text:span><text:span text:style-name="T57"> </text:span><text:span text:style-name="T58">plus <text:line-break/>1</text:span><text:span text:style-name="T59">5</text:span><text:span text:style-name="T60"> </text:span><text:span text:style-name="T45">sec</text:span><text:span text:style-name="T50"> inc</text:span></text:p>
          </table:table-cell>
          <table:table-cell office:value-type="string">
            <text:p text:style-name="P17"><text:span text:style-name="T49">6</text:span><text:span text:style-name="T48">0</text:span><text:span text:style-name="T47"> </text:span><text:span text:style-name="T45">mi</text:span><text:span text:style-name="T46">n</text:span><text:span text:style-name="T57"> </text:span><text:span text:style-name="T58">plus <text:line-break/></text:span><text:span text:style-name="T59">20</text:span><text:span text:style-name="T60"> </text:span><text:span text:style-name="T45">sec</text:span><text:span text:style-name="T50"> inc</text:span></text:p>
          </table:table-cell>
          <table:table-cell table:style-name="Tabelle3.B2" office:value-type="string">
            <text:p text:style-name="P17"><text:span text:style-name="T49">9</text:span><text:span text:style-name="T48">0</text:span><text:span text:style-name="T47"> </text:span><text:span text:style-name="T45">mi</text:span><text:span text:style-name="T46">n</text:span><text:span text:style-name="T57"> </text:span><text:span text:style-name="T58">plus <text:line-break/>30</text:span><text:span text:style-name="T60"> </text:span><text:span text:style-name="T45">sec</text:span><text:span text:style-name="T50"> inc</text:span></text:p>
          </table:table-cell>
        </table:table-row>
      </table:table>
      <text:h text:style-name="P46" text:outline-level="2"><text:span text:style-name="T88">Engine selection </text:span>(selection with black queen)</text:h>
      <table:table table:name="Tabelle6" table:style-name="Tabelle6">
        <table:table-column table:style-name="Tabelle6.A"/>
        <table:table-column table:style-name="Tabelle6.B" table:number-columns-repeated="2"/>
        <table:table-column table:style-name="Tabelle6.A"/>
        <table:table-column table:style-name="Tabelle6.B" table:number-columns-repeated="3"/>
        <table:table-column table:style-name="Tabelle6.H"/>
        <table:table-row table:style-name="Tabelle6.1">
          <table:table-cell office:value-type="string">
            <text:p text:style-name="P32"><text:span text:style-name="T64">M</text:span><text:span text:style-name="T37">a</text:span><text:span text:style-name="T40">6</text:span></text:p>
          </table:table-cell>
          <table:table-cell table:style-name="Tabelle6.B1" office:value-type="string">
            <text:p text:style-name="P33"><text:span text:style-name="T66">M</text:span><text:span text:style-name="T37">b</text:span><text:span text:style-name="T40">6</text:span></text:p>
          </table:table-cell>
          <table:table-cell office:value-type="string">
            <text:p text:style-name="P32"><text:span text:style-name="T64">M</text:span><text:span text:style-name="T7">c</text:span><text:span text:style-name="T8">6</text:span></text:p>
          </table:table-cell>
          <table:table-cell table:style-name="Tabelle6.B1" office:value-type="string">
            <text:p text:style-name="P33"><text:span text:style-name="T66">M</text:span><text:span text:style-name="T7">d</text:span><text:span text:style-name="T8">6</text:span></text:p>
          </table:table-cell>
          <table:table-cell office:value-type="string">
            <text:p text:style-name="P32"><text:span text:style-name="T64">M</text:span><text:span text:style-name="T7">e</text:span><text:span text:style-name="T8">6</text:span></text:p>
          </table:table-cell>
          <table:table-cell table:style-name="Tabelle6.B1" office:value-type="string">
            <text:p text:style-name="P33"><text:span text:style-name="T66">M</text:span><text:span text:style-name="T37">f</text:span><text:span text:style-name="T40">6</text:span></text:p>
          </table:table-cell>
          <table:table-cell office:value-type="string">
            <text:p text:style-name="P32"><text:span text:style-name="T64">M</text:span><text:span text:style-name="T37">g</text:span><text:span text:style-name="T40">6</text:span></text:p>
          </table:table-cell>
          <table:table-cell table:style-name="Tabelle6.B1" office:value-type="string">
            <text:p text:style-name="P33"><text:span text:style-name="T66">M</text:span><text:span text:style-name="T40">h6</text:span></text:p>
          </table:table-cell>
        </table:table-row>
        <table:table-row table:style-name="Tabelle6.1">
          <table:table-cell table:style-name="Tabelle6.A2" office:value-type="string">
            <text:p text:style-name="P20">Stockfish <text:span text:style-name="T100">8</text:span></text:p>
          </table:table-cell>
          <table:table-cell table:style-name="Tabelle6.B2" office:value-type="string">
            <text:p text:style-name="P22">Texel 1.0<text:span text:style-name="T100">7</text:span></text:p>
          </table:table-cell>
          <table:table-cell table:style-name="Tabelle6.A2" office:value-type="string">
            <text:p text:style-name="P24">Arasan <text:span text:style-name="T98">20</text:span>.<text:span text:style-name="T106">3</text:span></text:p>
          </table:table-cell>
          <table:table-cell table:style-name="Tabelle6.B2" office:value-type="string">
            <text:p text:style-name="P25">Rodent II<text:span text:style-name="T99">I</text:span> 0.<text:span text:style-name="T99">229</text:span></text:p>
          </table:table-cell>
          <table:table-cell table:style-name="Tabelle6.A2" office:value-type="string">
            <text:p text:style-name="P26"><text:span text:style-name="T101">Zurichess </text:span><text:span text:style-name="T102">neuchatel</text:span></text:p>
          </table:table-cell>
          <table:table-cell table:style-name="Tabelle6.B2" office:value-type="string">
            <text:p text:style-name="P27">WyldChess 1.5</text:p>
          </table:table-cell>
          <table:table-cell table:style-name="Tabelle6.A2" office:value-type="string">
            <text:p text:style-name="P51"><text:span text:style-name="T1">Galjoen</text:span> 0.<text:span text:style-name="T1">37</text:span></text:p>
          </table:table-cell>
          <table:table-cell table:style-name="Tabelle6.B2" office:value-type="string">
            <text:p text:style-name="P51"><text:span text:style-name="T103">Sayuri 201</text:span><text:span text:style-name="T104">7</text:span><text:span text:style-name="T103">.</text:span><text:span text:style-name="T105">12.16</text:span></text:p>
          </table:table-cell>
        </table:table-row>
      </table:table>
      <text:h text:style-name="P46" text:outline-level="2"><text:soft-page-break/>Choosing skill level (selection with black queen)</text:h>
      <text:p text:style-name="P3"><text:span text:style-name="T74">Put the extra </text:span><text:span text:style-name="T61">M</text:span><text:span text:style-name="T74"> on your DGT board to select skill level. If no skill level is selected, PicoChess uses the highest level by default. (Remove the extra </text:span><text:span text:style-name="T61">m</text:span><text:span text:style-name="T74"> if it is still on the board). Please note that not all chess engines support levels.</text:span></text:p>
      <table:table table:name="Tabelle7" table:style-name="Tabelle7">
        <table:table-column table:style-name="Tabelle7.A"/>
        <table:table-column table:style-name="Tabelle7.B" table:number-columns-repeated="7"/>
        <table:table-row table:style-name="Tabelle7.1">
          <table:table-cell office:value-type="string">
            <text:p text:style-name="P11"><text:span text:style-name="T64">M</text:span><text:span text:style-name="T84">a</text:span><text:span text:style-name="T85">5</text:span><text:span text:style-name="T87"> </text:span></text:p>
          </table:table-cell>
          <table:table-cell table:style-name="Tabelle7.B1" office:value-type="string">
            <text:p text:style-name="P33"><text:span text:style-name="T66">M</text:span><text:span text:style-name="T37">b</text:span><text:span text:style-name="T41">5</text:span></text:p>
          </table:table-cell>
          <table:table-cell office:value-type="string">
            <text:p text:style-name="P32"><text:span text:style-name="T64">M</text:span><text:span text:style-name="T7">c</text:span><text:span text:style-name="T9">5</text:span></text:p>
          </table:table-cell>
          <table:table-cell table:style-name="Tabelle7.B1" office:value-type="string">
            <text:p text:style-name="P33"><text:span text:style-name="T66">M</text:span><text:span text:style-name="T7">d</text:span><text:span text:style-name="T9">5</text:span></text:p>
          </table:table-cell>
          <table:table-cell office:value-type="string">
            <text:p text:style-name="P32"><text:span text:style-name="T64">M</text:span><text:span text:style-name="T7">e</text:span><text:span text:style-name="T9">5</text:span></text:p>
          </table:table-cell>
          <table:table-cell table:style-name="Tabelle7.B1" office:value-type="string">
            <text:p text:style-name="P33"><text:span text:style-name="T66">M</text:span><text:span text:style-name="T37">f</text:span><text:span text:style-name="T41">5</text:span></text:p>
          </table:table-cell>
          <table:table-cell office:value-type="string">
            <text:p text:style-name="P32"><text:span text:style-name="T64">M</text:span><text:span text:style-name="T37">g</text:span><text:span text:style-name="T41">5</text:span></text:p>
          </table:table-cell>
          <table:table-cell table:style-name="Tabelle7.B1" office:value-type="string">
            <text:p text:style-name="P33"><text:span text:style-name="T66">M</text:span><text:span text:style-name="T40">h</text:span><text:span text:style-name="T41">5</text:span></text:p>
          </table:table-cell>
        </table:table-row>
        <table:table-row table:style-name="Tabelle7.1">
          <table:table-cell table:style-name="Tabelle7.A2" office:value-type="string">
            <text:p text:style-name="P21">Level 0 <text:span text:style-name="T2">(Stockfish)</text:span></text:p>
          </table:table-cell>
          <table:table-cell table:style-name="Tabelle7.B2" office:value-type="string">
            <text:p text:style-name="P23">Level 3 <text:span text:style-name="T96">(Stockfish)</text:span></text:p>
          </table:table-cell>
          <table:table-cell table:style-name="Tabelle7.A2" office:value-type="string">
            <text:p text:style-name="P23">Level 6 <text:span text:style-name="T96">(Stockfish)</text:span></text:p>
          </table:table-cell>
          <table:table-cell table:style-name="Tabelle7.B2" office:value-type="string">
            <text:p text:style-name="P23">Level 9 <text:span text:style-name="T96">(Stockfish)</text:span></text:p>
          </table:table-cell>
          <table:table-cell table:style-name="Tabelle7.A2" office:value-type="string">
            <text:p text:style-name="P23">Level 12 <text:span text:style-name="T96">(Stockfish)</text:span></text:p>
          </table:table-cell>
          <table:table-cell table:style-name="Tabelle7.B2" office:value-type="string">
            <text:p text:style-name="P23">Level 15 <text:span text:style-name="T96">(Stockfish)</text:span></text:p>
          </table:table-cell>
          <table:table-cell table:style-name="Tabelle7.A2" office:value-type="string">
            <text:p text:style-name="P23"><text:span text:style-name="T90">Level </text:span><text:span text:style-name="T89">18 </text:span><text:span text:style-name="T96">(Stockfish)</text:span></text:p>
          </table:table-cell>
          <table:table-cell table:style-name="Tabelle7.B2" office:value-type="string">
            <text:p text:style-name="P23"><text:span text:style-name="T91">Level </text:span><text:span text:style-name="T89">20 </text:span><text:span text:style-name="T96">(Stockfish)</text:span></text:p>
          </table:table-cell>
        </table:table-row>
      </table:table>
      <text:h text:style-name="P47" text:outline-level="2">Playing / Training Modes (selection with white queen)</text:h>
      <text:p text:style-name="P6">When using these modes, please be patient and don’t rush moves. Allow a few seconds for the scores and moves to appear.</text:p>
      <text:p text:style-name="P3"><text:span text:style-name="T75">Game mode </text:span><text:span text:style-name="T74">is enabled by putting </text:span><text:span text:style-name="T61">m</text:span><text:span text:style-name="T74">a5 square. This is the default mode. You can play against the computer.</text:span></text:p>
      <text:p text:style-name="P4"><text:span text:style-name="T76">Brain</text:span><text:span text:style-name="T75"> mode </text:span><text:span text:style-name="T74">is enabled by putting </text:span><text:span text:style-name="T61">m</text:span><text:span text:style-name="T86">b</text:span><text:span text:style-name="T74">5 square. This is </text:span><text:span text:style-name="T86">similar to game mode but the computer is thinking on your time too. This system is also known as „Permanent Brain“ therefore its name.</text:span></text:p>
      <text:p text:style-name="P3"><text:span text:style-name="T75">Analysis mode </text:span><text:span text:style-name="T74">(enabled by </text:span><text:span text:style-name="T61">m</text:span><text:span text:style-name="T86">c</text:span><text:span text:style-name="T74">5): the computer is watching the game; it does not play itself. The clock continually displays the best move for the side to play. </text:span></text:p>
      <text:p text:style-name="P5"><text:bookmark-start text:name="__DdeLink__1168_1059645934"/><text:span text:style-name="T75">Kibitz mode </text:span><text:span text:style-name="T74">(enabled by </text:span><text:span text:style-name="T61">m</text:span><text:span text:style-name="T86">d</text:span><text:span text:style-name="T74">5): the computer is watching the game; it does not play itself. The clock continually displays the position score together with the depth. </text:span></text:p>
      <text:p text:style-name="P12"><text:span text:style-name="T79">Observe mode </text:span><text:span text:style-name="T81">(enabled by </text:span><text:span text:style-name="T63">m</text:span><text:span text:style-name="T83">e</text:span><text:span text:style-name="T81">5): the computer is watching the game; it does not play itself. The clock displays the remaining thinking time for both sides.</text:span><text:bookmark-end text:name="__DdeLink__1168_1059645934"/></text:p>
      <text:p text:style-name="P12"><text:span text:style-name="T80">Ponder</text:span><text:span text:style-name="T79"> mode </text:span><text:span text:style-name="T81">(enabled by </text:span><text:span text:style-name="T63">m</text:span><text:span text:style-name="T83">f</text:span><text:span text:style-name="T81">5): </text:span><text:span text:style-name="T74">the computer is watching the game, it does not play itself. The clock displays the best move for the side to play in rotation with the position score together with the depth.</text:span></text:p>
      <text:p text:style-name="P12"><text:span text:style-name="T80">Remote</text:span><text:span text:style-name="T79"> mode </text:span><text:span text:style-name="T81">(enabled by </text:span><text:span text:style-name="T63">m</text:span><text:span text:style-name="T82">h</text:span><text:span text:style-name="T81">5): </text:span><text:span text:style-name="T74">this mode will allow you to play against someone over internet. The remote player using the webserver whereas the other player using the pieces as normal to enter moves.</text:span></text:p>
      <text:h text:style-name="Heading_20_2" text:outline-level="2">Start a new game</text:h>
      <text:p text:style-name="P6">Simply place all pieces to the start position. Adjust your options (e.g. time control, strength, ...) and start playing. If you</text:p>
      <text:p text:style-name="P6">want to play Black, press <text:span text:style-name="T95">the lever</text:span> on the clock.</text:p>
      <text:h text:style-name="P48" text:outline-level="2">Update picochess</text:h>
      <text:p text:style-name="P9">You can either set the „update flag“ inside picochess.ini or you can press the middle button during the startup when „picochess“ is displayed. This will let you choose which version you want to get (you can upgrade or downgrade). You need a working iNet connection for this to work.</text:p>
      <text:h text:style-name="P49" text:outline-level="2"><text:soft-page-break/>Shutdown</text:h>
      <text:p text:style-name="P8">From the start position, replace the <text:span text:style-name="T93">white </text:span><text:span text:style-name="T62">n</text:span> with the extra <text:span text:style-name="T93">white </text:span><text:span text:style-name="T62">m</text:span>. This will shut down the Raspberry. It takes a few seconds until the blue light turns off. You can also do it with only the two <text:span text:style-name="T62">m</text:span> on the board (on e1,d1) <text:span text:style-name="T94">and</text:span> all other pieces removed from the board.</text:p>
      <text:h text:style-name="Heading_20_2" text:outline-level="2">Resign a game or declare draw</text:h>
      <text:p text:style-name="P7">Placing the two kings on opposite centre squares will signal a resignation:</text:p>
      <text:p text:style-name="P7"><text:tab/>White wins: <text:tab/>If both kings on white (e4,d5), the result is white wins and the game recorded 1-0</text:p>
      <text:p text:style-name="P7"><text:tab/>Black wins: <text:tab/>If both kings on black (d4,e5), the result is black wins and the game recorded 0-1</text:p>
      <text:p text:style-name="P2"><text:span text:style-name="T74"><text:tab/>Draw: <text:tab/><text:tab/>Placing the kings on adjacent centre squares (</text:span><text:span text:style-name="T78">d4&amp;</text:span><text:span text:style-name="T74">e4;</text:span><text:span text:style-name="T78">d5&amp;e5</text:span><text:span text:style-name="T74">) on the same rank signals a draw </text:span><text:span text:style-name="T78">and</text:span></text:p>
      <text:p text:style-name="P2"><text:span text:style-name="T74"><text:tab/><text:tab/><text:tab/><text:tab/>the game recorded 1/2-1/2. The </text:span><text:span text:style-name="T77">fourth</text:span><text:span text:style-name="T74"> and </text:span><text:span text:style-name="T77">fith</text:span><text:span text:style-name="T74"> rank must be clear of other pieces - only kings.</text:span></text:p>
      <text:h text:style-name="P50"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ucida Sans1" svg:font-family="'Lucida Sans'" style:font-family-generic="swiss"/>
    <style:font-face style:name="Chess Alpha 2" svg:font-family="'Chess Alpha 2'"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1"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20%"/>
      <style:text-properties style:font-name="DejaVu Serif" fo:font-family="'DejaVu Serif'" style:font-style-name="Book" style:font-family-generic="roman"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21cm" fo:margin-right="0cm" fo:margin-top="0.053cm" fo:margin-bottom="0cm" loext:contextual-spacing="false" fo:text-indent="0cm" style:auto-text-indent="false"/>
      <style:text-properties style:font-name="DejaVu Serif1" fo:font-family="'DejaVu Serif'" style:font-family-generic="roman" style:font-pitch="variable" fo:font-size="9pt" style:font-name-asian="DejaVu Serif2" style:font-family-asian="'DejaVu Serif'" style:font-family-generic-asian="system" style:font-pitch-asian="variable" style:font-size-asian="9pt" style:font-size-complex="9pt"/>
    </style:style>
    <style:style style:name="Table_20_Paragraph" style:display-name="Table Paragraph" style:family="paragraph" style:parent-style-name="Standard" style:default-outline-level=""/>
    <style:style style:name="Heading_20_2" style:display-name="Heading 2" style:family="paragraph" style:parent-style-name="Heading" style:next-style-name="Text_20_body" style:default-outline-level="2" style:class="text" style:master-page-name="">
      <style:paragraph-properties fo:margin-left="0cm" fo:margin-right="0cm" fo:margin-top="0.199cm" fo:margin-bottom="0.199cm" loext:contextual-spacing="true" fo:text-indent="0cm" style:auto-text-indent="false" style:page-number="auto"/>
      <style:text-properties fo:color="#000000" style:font-name="DejaVu Sans" fo:font-family="'DejaVu Sans'" style:font-style-name="Fett" style:font-family-generic="swiss" style:font-pitch="variable" fo:font-size="105%"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DejaVu Sans" fo:font-family="'DejaVu Sans'" style:font-style-name="Fett" style:font-family-generic="swiss" style:font-pitch="variable" fo:font-size="14pt" fo:font-weight="normal" style:font-size-asian="101%" style:font-weight-asian="bold" style:font-size-complex="101%"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0dab9" officeooo:paragraph-rsid="0020dab9"/>
    </style:style>
    <style:style style:name="MT1" style:family="text">
      <style:text-properties officeooo:rsid="00361650"/>
    </style:style>
    <style:page-layout style:name="Mpm1">
      <style:page-layout-properties fo:page-width="29.7cm" fo:page-height="21.001cm" style:num-format="1" style:print-orientation="landscape" fo:margin-top="1.6cm" fo:margin-bottom="1.3cm" fo:margin-left="1.7cm" fo:margin-right="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icoChess Short Manual v0.<text:span text:style-name="MT1">9l</text:span></text:p>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36:32.387000000</meta:creation-date>
    <dc:date>2017-12-17T15:00:11.689707432</dc:date>
    <meta:editing-duration>PT1H31M26S</meta:editing-duration>
    <meta:editing-cycles>32</meta:editing-cycles>
    <meta:generator>LibreOffice/5.1.6.2$Linux_X86_64 LibreOffice_project/10m0$Build-2</meta:generator>
    <meta:print-date>2016-03-21T23:23:11.090000000</meta:print-date>
    <meta:document-statistic meta:table-count="6" meta:image-count="0" meta:object-count="0" meta:page-count="3" meta:paragraph-count="146" meta:word-count="826" meta:character-count="4348" meta:non-whitespace-character-count="3632"/>
  </office:meta>
</office:document-meta>
</file>